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1d5928" officeooo:paragraph-rsid="001d5928"/>
    </style:style>
    <style:style style:name="P3" style:family="paragraph" style:parent-style-name="Standard">
      <style:paragraph-properties fo:line-height="160%"/>
      <style:text-properties officeooo:paragraph-rsid="00267a88"/>
    </style:style>
    <style:style style:name="P4" style:family="paragraph" style:parent-style-name="Standard">
      <style:paragraph-properties fo:line-height="160%"/>
      <style:text-properties fo:font-variant="normal" fo:text-transform="none" fo:color="#333333" style:font-name="Arial1" fo:font-size="10.5pt" fo:letter-spacing="normal" fo:font-style="normal" fo:font-weight="normal" officeooo:paragraph-rsid="00267a88"/>
    </style:style>
    <style:style style:name="P5" style:family="paragraph" style:parent-style-name="Standard">
      <style:paragraph-properties fo:line-height="160%"/>
      <style:text-properties fo:font-size="10.5pt" officeooo:paragraph-rsid="00267a88"/>
    </style:style>
    <style:style style:name="P6"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1d5928" officeooo:paragraph-rsid="001d5928"/>
    </style:style>
    <style:style style:name="P7"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1d5928" officeooo:paragraph-rsid="0023d1f2"/>
    </style:style>
    <style:style style:name="P8"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1e540" officeooo:paragraph-rsid="0021e540"/>
    </style:style>
    <style:style style:name="P9"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3d1f2" officeooo:paragraph-rsid="0023d1f2"/>
    </style:style>
    <style:style style:name="P10"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40afe" officeooo:paragraph-rsid="00240afe"/>
    </style:style>
    <style:style style:name="P11"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bold" officeooo:rsid="0021e540" officeooo:paragraph-rsid="0021e540" style:font-weight-asian="bold" style:font-weight-complex="bold"/>
    </style:style>
    <style:style style:name="P12"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style:text-underline-style="solid" style:text-underline-width="auto" style:text-underline-color="font-color" fo:font-weight="normal" officeooo:rsid="0023d1f2" officeooo:paragraph-rsid="0023d1f2"/>
    </style:style>
    <style:style style:name="P13" style:family="paragraph" style:parent-style-name="Standard">
      <style:paragraph-properties fo:margin-left="0cm" fo:margin-right="0cm" fo:orphans="2" fo:widows="2" fo:text-indent="0cm" style:auto-text-indent="false"/>
      <style:text-properties officeooo:paragraph-rsid="0021e540"/>
    </style:style>
    <style:style style:name="P14" style:family="paragraph" style:parent-style-name="Standard">
      <style:paragraph-properties fo:margin-left="0cm" fo:margin-right="0cm" fo:orphans="2" fo:widows="2" fo:text-indent="0cm" style:auto-text-indent="false" fo:break-before="column"/>
      <style:text-properties fo:font-variant="normal" fo:text-transform="none" fo:color="#424242" style:font-name="Arial" fo:font-size="12pt" fo:letter-spacing="normal" fo:font-style="normal" fo:font-weight="normal" officeooo:rsid="00240afe" officeooo:paragraph-rsid="00240afe"/>
    </style:style>
    <style:style style:name="P15" style:family="paragraph" style:parent-style-name="Standard">
      <style:paragraph-properties fo:margin-left="0cm" fo:margin-right="0cm" fo:orphans="2" fo:widows="2" fo:text-indent="0cm" style:auto-text-indent="false" fo:break-before="page"/>
      <style:text-properties fo:font-variant="normal" fo:text-transform="none" fo:color="#424242" style:font-name="Arial" fo:font-size="12pt" fo:letter-spacing="normal" fo:font-style="normal" fo:font-weight="normal" officeooo:rsid="0023d1f2" officeooo:paragraph-rsid="0023d1f2"/>
    </style:style>
    <style:style style:name="P16" style:family="paragraph" style:parent-style-name="Standard">
      <style:paragraph-properties fo:line-height="160%" fo:break-before="page"/>
      <style:text-properties fo:font-size="10.5pt" officeooo:paragraph-rsid="00267a88"/>
    </style:style>
    <style:style style:name="P17" style:family="paragraph" style:parent-style-name="Text_20_body">
      <style:paragraph-properties fo:margin-left="0cm" fo:margin-right="0cm" fo:line-height="160%" fo:orphans="2" fo:widows="2" fo:text-indent="0cm" style:auto-text-indent="false"/>
      <style:text-properties fo:font-variant="normal" fo:text-transform="none" fo:color="#424242" style:font-name="Arial" fo:font-size="12pt" fo:letter-spacing="normal" fo:font-style="normal" fo:font-weight="normal" officeooo:rsid="00148adc" officeooo:paragraph-rsid="00267a88"/>
    </style:style>
    <style:style style:name="P18" style:family="paragraph" style:parent-style-name="Text_20_body">
      <style:paragraph-properties fo:margin-left="0cm" fo:margin-right="0cm" fo:line-height="160%" fo:orphans="2" fo:widows="2" fo:text-indent="0cm" style:auto-text-indent="false"/>
      <style:text-properties fo:font-variant="normal" fo:text-transform="none" fo:color="#424242" style:font-name="Arial" fo:font-size="12pt" fo:letter-spacing="normal" fo:font-style="normal" fo:font-weight="normal" officeooo:rsid="00267a88" officeooo:paragraph-rsid="00267a88"/>
    </style:style>
    <style:style style:name="P19" style:family="paragraph" style:parent-style-name="Text_20_body">
      <style:paragraph-properties fo:margin-left="0cm" fo:margin-right="0cm" fo:line-height="160%" fo:orphans="2" fo:widows="2" fo:text-indent="0cm" style:auto-text-indent="false"/>
      <style:text-properties fo:font-variant="normal" fo:text-transform="none" fo:color="#424242" style:font-name="Arial" fo:font-size="12pt" fo:letter-spacing="normal" fo:font-style="normal" fo:font-weight="bold" officeooo:rsid="00148adc" officeooo:paragraph-rsid="00267a88" style:font-weight-asian="bold" style:font-weight-complex="bold"/>
    </style:style>
    <style:style style:name="T1" style:family="text">
      <style:text-properties fo:font-variant="normal" fo:text-transform="none" fo:color="#424242" style:font-name="Arial" fo:font-size="12pt" fo:letter-spacing="normal" fo:font-style="normal" fo:font-weight="normal" officeooo:rsid="0021e540"/>
    </style:style>
    <style:style style:name="T2" style:family="text">
      <style:text-properties fo:font-variant="normal" fo:text-transform="none" fo:color="#424242" style:font-name="FreeSans" fo:font-size="11pt" fo:letter-spacing="normal" fo:font-style="normal" fo:font-weight="normal" officeooo:rsid="0017d10c" style:font-size-asian="11pt" style:font-size-complex="11pt"/>
    </style:style>
    <style:style style:name="T3" style:family="text">
      <style:text-properties fo:font-variant="normal" fo:text-transform="none" fo:color="#424242" style:font-name="FreeSans" fo:font-size="11pt" fo:letter-spacing="normal" fo:font-style="normal" fo:font-weight="normal" officeooo:rsid="00267a88" style:font-size-asian="11pt" style:font-size-complex="11pt"/>
    </style:style>
    <style:style style:name="T4" style:family="text">
      <style:text-properties fo:font-variant="normal" fo:text-transform="none" fo:color="#333333" style:font-name="FreeSans" fo:font-size="11pt" fo:letter-spacing="normal" fo:font-style="normal" fo:font-weight="normal" officeooo:rsid="00148adc" style:font-size-asian="11pt" style:font-size-complex="11pt"/>
    </style:style>
    <style:style style:name="T5" style:family="text">
      <style:text-properties fo:font-variant="normal" fo:text-transform="none" fo:color="#333333" style:font-name="FreeSans" fo:font-size="11pt" fo:letter-spacing="normal" fo:font-style="normal" fo:font-weight="normal" officeooo:rsid="00267a88" style:font-size-asian="11pt" style:font-size-complex="11pt"/>
    </style:style>
    <style:style style:name="T6" style:family="text">
      <style:text-properties officeooo:rsid="0023d1f2"/>
    </style:style>
    <style:style style:name="T7" style:family="text">
      <style:text-properties officeooo:rsid="00240afe"/>
    </style:style>
    <style:style style:name="T8" style:family="text">
      <style:text-properties style:font-name="FreeSans" fo:font-size="11pt" style:font-size-asian="11pt" style:font-size-complex="11pt"/>
    </style:style>
    <style:style style:name="T9" style:family="text">
      <style:text-properties style:font-name="FreeSans" fo:font-size="11pt" officeooo:rsid="0017d10c" style:font-size-asian="11pt" style:font-size-complex="11pt"/>
    </style:style>
    <style:style style:name="T10" style:family="text">
      <style:text-properties style:font-name="FreeSans" fo:font-size="11pt" officeooo:rsid="00148adc" style:font-size-asian="11pt" style:font-size-complex="11pt"/>
    </style:style>
    <style:style style:name="T11" style:family="text">
      <style:text-properties style:font-name="FreeSans" fo:font-size="11pt" officeooo:rsid="00267a88" style:font-size-asian="11pt" style:font-size-complex="11pt"/>
    </style:style>
    <style:style style:name="T12" style:family="text">
      <style:text-properties style:font-name="FreeSans" fo:font-weight="normal" officeooo:rsid="000a252a" style:font-weight-asian="normal" style:font-weight-complex="normal"/>
    </style:style>
    <style:style style:name="T13" style:family="text">
      <style:text-properties style:font-name="FreeSans" fo:font-weight="normal" officeooo:rsid="000b3c5c" style:font-weight-asian="normal" style:font-weight-complex="normal"/>
    </style:style>
    <style:style style:name="T14" style:family="text">
      <style:text-properties fo:color="#424242" style:font-name="FreeSans" fo:font-size="11pt" officeooo:rsid="0017d10c" style:font-size-asian="11pt" style:font-size-complex="11pt"/>
    </style:style>
    <style:style style:name="T15" style:family="text">
      <style:text-properties fo:color="#424242" style:font-name="FreeSans" fo:font-size="11pt" officeooo:rsid="00267a88"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ease provide a statement that explains how your intended research relates to the discipline area of agriculture</text:p>
      <text:p text:style-name="P1"/>
      <text:p text:style-name="P2">1000 words approx. <text:span text:style-name="T6">10 000 charcters</text:span></text:p>
      <text:p text:style-name="P2"/>
      <text:p text:style-name="P2"/>
      <text:p text:style-name="P2"/>
      <text:p text:style-name="P2"/>
      <text:p text:style-name="P13"><text:span text:style-name="T1">scholarship options:</text:span></text:p>
      <text:p text:style-name="P11">Sydney Institute of Agriculture:</text:p>
      <text:p text:style-name="P11"><text:tab/>Francis Henry Loxton Stipend and Supplementary Scholarships</text:p>
      <text:p text:style-name="P11"><text:tab/>Christian Rowe Thornett Stipend and Supplementary Scholarships</text:p>
      <text:p text:style-name="P8">faculty(apparently a no?)</text:p>
      <text:p text:style-name="P8"/>
      <text:p text:style-name="P8"/>
      <text:p text:style-name="P12">Summary of research and how it relates to agriculture:</text:p>
      <text:p text:style-name="P9"/>
      <text:p text:style-name="P7">1. a quick abstract of work relating to the estimation and prediction of animal behaviour.</text:p>
      <text:p text:style-name="P7">2. mention supporting research for estimation of animal state</text:p>
      <text:p text:style-name="P7">3. how it fits into the projects within the ACFR regarding measures of objectivity</text:p>
      <text:p text:style-name="P10">distributed sensing and infromation gathering on farms for decision making</text:p>
      <text:p text:style-name="P10"/>
      <text:p text:style-name="P14"/>
      <text:p text:style-name="P10"/>
      <text:p text:style-name="P5"><text:span text:style-name="T4"/></text:p>
      <text:p text:style-name="P16"><text:span text:style-name="T4">The goal of my research </text:span><text:span text:style-name="T5">is</text:span><text:span text:style-name="T4"> to develop a system that can understand and predict the behaviour of an animal from an estimation of their motion, for use on a mobile robotic platform in order to interact with the animals. </text:span><text:span text:style-name="T2">The research will take place within the Australian </text:span><text:span text:style-name="T3">C</text:span><text:span text:style-name="T2">entre for Field Robotics at the University of Sydney, as part of on ongoing project with Meat and Livestock Australia. This project is aiming to establish methods of objective measures of animal welfare and body state using computer vision techniques </text:span><text:span text:style-name="T3">within the agriculture industry</text:span><text:span text:style-name="T2">. </text:span></text:p>
      <text:p text:style-name="P4"><text:span text:style-name="T10"/></text:p>
      <text:p text:style-name="P3"><text:span text:style-name="T10">A better understanding of the relationship between body motion and behaviour will help enable robotic systems to interact with humans and animals in future. <text:s/></text:span><text:span text:style-name="T9">B</text:span><text:span text:style-name="T10">y </text:span><text:span text:style-name="T9">being able to </text:span><text:span text:style-name="T10">predict the intent of the animal </text:span><text:span text:style-name="T9">with regards to it’s motion th</text:span><text:span text:style-name="T10">is information </text:span><text:span text:style-name="T9">can then be used</text:span><text:span text:style-name="T10"> in its decision making process for controlling the robotic system itself in order to achieve a required state or position of the animal.</text:span></text:p>
      <text:p text:style-name="P17"><text:span text:style-name="T8">This ability to predict intent and behaviour will also enable robotic systems to operate in such a way that undesirable states, such as </text:span><text:span text:style-name="T9">high </text:span><text:span text:style-name="T8">stress levels can be minimised in the animals it interacts with. </text:span><text:span text:style-name="T9">This information would also be able to be used to extract objective measurements of an animals welfare to be used in classification systems aiming to identify such things as injury, lameness or abnormal behaviour in animals.</text:span></text:p>
      <text:p text:style-name="P18"><text:span text:style-name="T9"/></text:p>
      <text:p text:style-name="P18"><text:span text:style-name="T9"/></text:p>
      <text:p text:style-name="P18"><text:span text:style-name="T9"/></text:p>
      <text:p text:style-name="P19"/>
      <text:p text:style-name="P10"/>
      <text:p text:style-name="P7"/>
      <text:p text:style-name="P9"/>
      <text:p text:style-name="P15">Academic Transcript</text:p>
      <text:p text:style-name="P9"/>
      <text:p text:style-name="P9">Research proposal <text:span text:style-name="T7">(updated)</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3:09:42.421253423</meta:creation-date>
    <meta:editing-duration>PT22H30M7S</meta:editing-duration>
    <meta:editing-cycles>3</meta:editing-cycles>
    <meta:generator>LibreOffice/5.1.6.2$Linux_X86_64 LibreOffice_project/10m0$Build-2</meta:generator>
    <dc:date>2017-12-18T15:48:34.596284380</dc:date>
    <meta:document-statistic meta:table-count="0" meta:image-count="0" meta:object-count="0" meta:page-count="3" meta:paragraph-count="17" meta:word-count="339" meta:character-count="2145" meta:non-whitespace-character-count="1819"/>
  </office:meta>
</office:document-meta>
</file>